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Source Code Pro Black" svg:font-family="'Source Code Pro Black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7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8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1" style:family="paragraph" style:parent-style-name="Heading_20_1">
      <style:paragraph-properties fo:line-height="110%"/>
    </style:style>
    <style:style style:name="P12" style:family="paragraph" style:parent-style-name="Heading_20_1">
      <style:paragraph-properties fo:line-height="110%"/>
      <style:text-properties officeooo:paragraph-rsid="00316159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04761"/>
    </style:style>
    <style:style style:name="P19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0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10c07c"/>
    </style:style>
    <style:style style:name="T8" style:family="text">
      <style:text-properties fo:font-weight="bold" officeooo:rsid="0010c07c" style:font-weight-asian="bold" style:font-weight-complex="bold"/>
    </style:style>
    <style:style style:name="T9" style:family="text">
      <style:text-properties fo:font-weight="normal" officeooo:rsid="0010c07c" style:font-weight-asian="normal" style:font-weight-complex="normal"/>
    </style:style>
    <style:style style:name="T10" style:family="text">
      <style:text-properties fo:font-weight="normal" officeooo:rsid="00167aa8" style:font-weight-asian="normal" style:font-weight-complex="normal"/>
    </style:style>
    <style:style style:name="T11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3" style:family="text">
      <style:text-properties officeooo:rsid="001135ca"/>
    </style:style>
    <style:style style:name="T14" style:family="text">
      <style:text-properties officeooo:rsid="001c643c"/>
    </style:style>
    <style:style style:name="T15" style:family="text">
      <style:text-properties fo:color="#4c4c4c"/>
    </style:style>
    <style:style style:name="T16" style:family="text">
      <style:text-properties fo:color="#4c4c4c" style:font-name="Times New Roman2"/>
    </style:style>
    <style:style style:name="T17" style:family="text">
      <style:text-properties fo:color="#4c4c4c" style:font-name="Times New Roman2" officeooo:rsid="002be605"/>
    </style:style>
    <style:style style:name="T18" style:family="text">
      <style:text-properties fo:color="#4c4c4c" officeooo:rsid="0023de15"/>
    </style:style>
    <style:style style:name="T19" style:family="text">
      <style:text-properties fo:color="#4c4c4c" officeooo:rsid="001b802b"/>
    </style:style>
    <style:style style:name="T20" style:family="text">
      <style:text-properties fo:color="#4c4c4c" officeooo:rsid="002e423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0377e" style:font-weight-asian="bold" style:font-weight-complex="bold"/>
    </style:style>
    <style:style style:name="T23" style:family="text">
      <style:text-properties fo:font-weight="bold" officeooo:rsid="0010c07c" style:font-weight-asian="bold" style:font-weight-complex="bold"/>
    </style:style>
    <style:style style:name="T24" style:family="text">
      <style:text-properties fo:font-weight="bold" officeooo:rsid="002122b2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377e" style:font-weight-asian="normal" style:font-weight-complex="normal"/>
    </style:style>
    <style:style style:name="T27" style:family="text">
      <style:text-properties fo:font-weight="normal" officeooo:rsid="0010c07c" style:font-weight-asian="normal" style:font-weight-complex="normal"/>
    </style:style>
    <style:style style:name="T28" style:family="text">
      <style:text-properties fo:font-weight="normal" officeooo:rsid="00167aa8" style:font-weight-asian="normal" style:font-weight-complex="normal"/>
    </style:style>
    <style:style style:name="T29" style:family="text">
      <style:text-properties officeooo:rsid="00167aa8"/>
    </style:style>
    <style:style style:name="T30" style:family="text">
      <style:text-properties officeooo:rsid="002122b2"/>
    </style:style>
    <style:style style:name="T31" style:family="text">
      <style:text-properties officeooo:rsid="00205435"/>
    </style:style>
    <style:style style:name="T32" style:family="text">
      <style:text-properties officeooo:rsid="000773a3"/>
    </style:style>
    <style:style style:name="T33" style:family="text">
      <style:text-properties officeooo:rsid="001c643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0773a3" style:font-style-asian="normal" style:font-style-complex="normal"/>
    </style:style>
    <style:style style:name="T39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2" style:family="text">
      <style:text-properties officeooo:rsid="000c299d"/>
    </style:style>
    <style:style style:name="T43" style:family="text">
      <style:text-properties officeooo:rsid="000dd52f"/>
    </style:style>
    <style:style style:name="T44" style:family="text">
      <style:text-properties officeooo:rsid="000e67c4"/>
    </style:style>
    <style:style style:name="T45" style:family="text">
      <style:text-properties officeooo:rsid="0010c07c"/>
    </style:style>
    <style:style style:name="T46" style:family="text">
      <style:text-properties officeooo:rsid="000f9681"/>
    </style:style>
    <style:style style:name="T47" style:family="text">
      <style:text-properties officeooo:rsid="001135ca"/>
    </style:style>
    <style:style style:name="T48" style:family="text">
      <style:text-properties officeooo:rsid="00115952"/>
    </style:style>
    <style:style style:name="T49" style:family="text">
      <style:text-properties officeooo:rsid="0017e2f7"/>
    </style:style>
    <style:style style:name="T50" style:family="text">
      <style:text-properties officeooo:rsid="001ccb36"/>
    </style:style>
    <style:style style:name="T51" style:family="text">
      <style:text-properties officeooo:rsid="001d9ce8"/>
    </style:style>
    <style:style style:name="T52" style:family="text">
      <style:text-properties style:font-name="Times New Roman1" fo:font-size="12pt" fo:font-weight="normal" style:font-weight-asian="normal" style:font-weight-complex="normal"/>
    </style:style>
    <style:style style:name="T53" style:family="text">
      <style:text-properties officeooo:rsid="00290314"/>
    </style:style>
    <style:style style:name="T54" style:family="text">
      <style:text-properties officeooo:rsid="002a2fad"/>
    </style:style>
    <style:style style:name="T55" style:family="text">
      <style:text-properties officeooo:rsid="000e8e9d"/>
    </style:style>
    <style:style style:name="T56" style:family="text">
      <style:text-properties officeooo:rsid="00304761"/>
    </style:style>
    <style:style style:name="T57" style:family="text">
      <style:text-properties officeooo:rsid="0012912f"/>
    </style:style>
    <style:style style:name="T58" style:family="text">
      <style:text-properties fo:color="#15516e" style:font-name="Source Code Pro Black" fo:font-size="20pt" fo:font-weight="bold" style:font-size-asian="20pt" style:font-size-complex="2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454403120" text:id="ct45440312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454403960" text:id="ct454403960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456134576" text:id="ct456134576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456265200" text:id="ct45626520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56426600" text:id="ct4564266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26720" text:id="ct45642672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456426840" text:id="ct4564268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26960" text:id="ct45642696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456427080" text:id="ct4564270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27200" text:id="ct45642720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456427320" text:id="ct4564273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27440" text:id="ct45642744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56432232" text:id="ct4564322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32352" text:id="ct45643235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456432472" text:id="ct4564324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32592" text:id="ct45643259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56432832" text:id="ct45643283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32952" text:id="ct456432952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456433072" text:id="ct4564330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36328" text:id="ct45643632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456436448" text:id="ct4564364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36568" text:id="ct45643656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456436688" text:id="ct4564366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6436808" text:id="ct45643680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6436928" text:id="ct456436928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456432712" text:id="ct45643271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6437048" text:id="ct456437048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456437168" text:id="ct45643716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6147864" text:id="ct456147864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456147984" text:id="ct45614798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6148104" text:id="ct456148104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456148224" text:id="ct45614822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6148464" text:id="ct456148464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456148344" text:id="ct456148344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56148584" text:id="ct456148584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456424664" text:id="ct456424664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456148704" text:id="ct456148704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56424784" text:id="ct456424784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456424904" text:id="ct456424904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456425024" text:id="ct456425024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456425504" text:id="ct456425504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456425384" text:id="ct456425384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456425264" text:id="ct456425264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456425144" text:id="ct456425144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456433256" text:id="ct456433256">
          <text:insertion>
            <office:change-info>
              <dc:creator>Wiebke Oeltjen</dc:creator>
              <dc:date>2017-02-02T15:45:00</dc:date>
            </office:change-info>
          </text:insertion>
        </text:changed-region>
        <text:changed-region xml:id="ct453230400" text:id="ct453230400">
          <text:deletion>
            <office:change-info>
              <dc:creator>Wiebke Oeltjen</dc:creator>
              <dc:date>2017-05-11T18:06:00</dc:date>
            </office:change-info>
            <text:p text:style-name="P2">Windows, Unix, Linux, Mac OS X</text:p>
          </text:deletion>
        </text:changed-region>
        <text:changed-region xml:id="ct453231840" text:id="ct453231840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456433376" text:id="ct456433376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456433496" text:id="ct456433496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456433616" text:id="ct456433616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456433736" text:id="ct456433736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456433856" text:id="ct456433856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456433976" text:id="ct456433976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456434096" text:id="ct456434096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  <text:changed-region xml:id="ct456437864" text:id="ct456437864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456437984" text:id="ct456437984">
          <text:deletion>
            <office:change-info>
              <dc:creator>Wiebke Oeltjen</dc:creator>
              <dc:date>2016-07-19T12:49:00</dc:date>
            </office:change-info>
            <text:p text:style-name="P4"><text:span text:style-name="T6">7</text:span></text:p>
          </text:deletion>
        </text:changed-region>
        <text:changed-region xml:id="ct456438104" text:id="ct456438104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456438224" text:id="ct456438224">
          <text:deletion>
            <office:change-info>
              <dc:creator>Wiebke Oeltjen</dc:creator>
              <dc:date>2016-07-19T13:21:00</dc:date>
            </office:change-info>
            <text:p text:style-name="P4">,</text:p>
          </text:deletion>
        </text:changed-region>
        <text:changed-region xml:id="ct456438344" text:id="ct456438344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56438464" text:id="ct456438464">
          <text:deletion>
            <office:change-info>
              <dc:creator>Wiebke Oeltjen</dc:creator>
              <dc:date>2016-07-19T13:22:00</dc:date>
            </office:change-info>
            <text:p text:style-name="P4"><text:s/></text:p>
          </text:deletion>
        </text:changed-region>
        <text:changed-region xml:id="ct456438584" text:id="ct456438584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456438704" text:id="ct456438704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456134880" text:id="ct45613488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53969728" text:id="ct453969728">
          <text:deletion>
            <office:change-info>
              <dc:creator>Wiebke Oeltjen</dc:creator>
              <dc:date>2017-05-11T17:54:00</dc:date>
            </office:change-info>
            <text:p text:style-name="P5"/>
            <text:p text:style-name="P5"><text:span text:style-name="T7">Example</text:span> application:<text:tab/><text:span text:style-name="T8">MIR</text:span><text:span text:style-name="T9">, </text:span><text:span text:style-name="T10">that is the </text:span><text:span text:style-name="T11">M</text:span><text:span text:style-name="T12">ODS</text:span><text:span text:style-name="T11"> Institutional Repository, </text:span>http://mycore.<text:span text:style-name="T3">org</text:span>/<text:span text:style-name="T13">mir</text:span> </text:p>
          </text:deletion>
        </text:changed-region>
        <text:changed-region xml:id="ct456135120" text:id="ct456135120">
          <text:deletion>
            <office:change-info>
              <dc:creator>Wiebke Oeltjen</dc:creator>
              <dc:date>2017-02-02T16:38:00</dc:date>
            </office:change-info>
            <text:p text:style-name="P6"><text:span text:style-name="T14">handle</text:span></text:p>
          </text:deletion>
        </text:changed-region>
        <text:changed-region xml:id="ct456135240" text:id="ct456135240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453969848" text:id="ct453969848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53230880" text:id="ct453230880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453230640" text:id="ct453230640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453230520" text:id="ct453230520">
          <text:insertion>
            <office:change-info>
              <dc:creator>Wiebke Oeltjen</dc:creator>
              <dc:date>2017-05-11T17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1">My</text:span> <text:span text:style-name="T21">Co</text:span>ntent <text:span text:style-name="T21">Re</text:span>pository ['maɪkɔːr]</text:p>
      <text:p text:style-name="P1">License:<text:tab/><text:span text:style-name="T21">Open Source Software</text:span><text:change-start text:change-id="ct454403120"/><text:span text:style-name="T25">, </text:span><text:span text:style-name="T52">licensed</text:span><text:span text:style-name="T25"> under </text:span><text:span text:style-name="T2">the </text:span><text:change-end text:change-id="ct454403120"/><text:change text:change-id="ct454403960"/><text:span text:style-name="T34">GNU General Public License</text:span> (GPL) </text:p>
      <text:p text:style-name="P2">Developers:<text:tab/><text:change-start text:change-id="ct456134576"/><text:span text:style-name="T24">The </text:span><text:change-end text:change-id="ct456134576"/><text:span text:style-name="T21">MyCoRe Community</text:span></text:p>
      <text:p text:style-name="P2">Website: <text:tab/><text:span text:style-name="T21">http://www.mycore.org</text:span></text:p>
      <text:p text:style-name="P2">Type:<text:tab/>Web application for <text:change text:change-id="ct456265200"/><text:change-start text:change-id="ct456426600"/><text:span text:style-name="T4">d</text:span><text:change-end text:change-id="ct456426600"/>igital <text:change text:change-id="ct456426720"/><text:change-start text:change-id="ct456426840"/><text:span text:style-name="T4">l</text:span><text:change-end text:change-id="ct456426840"/>ibraries, <text:change text:change-id="ct456426960"/><text:change-start text:change-id="ct456427080"/><text:span text:style-name="T4">c</text:span><text:change-end text:change-id="ct456427080"/>ontent <text:change text:change-id="ct456427200"/><text:change-start text:change-id="ct456427320"/><text:span text:style-name="T4">m</text:span><text:change-end text:change-id="ct456427320"/>anagement, <text:line-break/><text:tab/><text:change text:change-id="ct456427440"/><text:change-start text:change-id="ct456432232"/><text:span text:style-name="T4">d</text:span><text:change-end text:change-id="ct456432232"/>ocument <text:change text:change-id="ct456432352"/><text:change-start text:change-id="ct456432472"/><text:span text:style-name="T4">m</text:span><text:change-end text:change-id="ct456432472"/>anagement, <text:change text:change-id="ct456432592"/><text:change-start text:change-id="ct456432832"/><text:span text:style-name="T4">d</text:span><text:change-end text:change-id="ct456432832"/>ocument server, <text:change text:change-id="ct456432952"/><text:change-start text:change-id="ct456433072"/><text:span text:style-name="T4">p</text:span><text:change-end text:change-id="ct456433072"/>ublication server, <text:line-break/><text:tab/><text:change text:change-id="ct456436328"/><text:change-start text:change-id="ct456436448"/><text:span text:style-name="T3">d</text:span><text:change-end text:change-id="ct456436448"/><text:span text:style-name="T3">igital </text:span><text:change text:change-id="ct456436568"/><text:change-start text:change-id="ct456436688"/><text:span text:style-name="T3">a</text:span><text:change-end text:change-id="ct456436688"/>rchiv<text:change-start text:change-id="ct456436808"/><text:span text:style-name="T4">ing</text:span><text:change-end text:change-id="ct456436808"/><text:change text:change-id="ct456436928"/><text:change-start text:change-id="ct456432712"/><text:span text:style-name="T4"> solution</text:span><text:change-end text:change-id="ct456432712"/>, <text:change text:change-id="ct456437048"/><text:change-start text:change-id="ct456437168"/><text:span text:style-name="T4">i</text:span><text:change-end text:change-id="ct456437168"/>nstitutional <text:change text:change-id="ct456147864"/><text:change-start text:change-id="ct456147984"/><text:span text:style-name="T4">r</text:span><text:change-end text:change-id="ct456147984"/>epositories</text:p>
      <text:p text:style-name="P2">Language:<text:tab/>Language of MyCoRe application is <text:change text:change-id="ct456148104"/><text:change-start text:change-id="ct456148224"/><text:span text:style-name="T4">configurable</text:span><text:change-end text:change-id="ct456148224"/>, documentation is German</text:p>
      <text:p text:style-name="P3">LTS Release:<text:tab/>201<text:change text:change-id="ct456148464"/><text:change text:change-id="ct456148344"/><text:change-start text:change-id="ct456148584"/><text:span text:style-name="T5">6</text:span><text:change-end text:change-id="ct456148584"/>.0<text:change text:change-id="ct456424664"/><text:change text:change-id="ct456148704"/><text:change-start text:change-id="ct456424784"/><text:span text:style-name="T5">6</text:span><text:change-end text:change-id="ct456424784"/> (<text:span text:style-name="T34">long term release</text:span>)</text:p>
      <text:p text:style-name="P2">Version:<text:tab/><text:span text:style-name="T6">201</text:span><text:change text:change-id="ct456424904"/><text:change-start text:change-id="ct456425024"/><text:span text:style-name="T6">6</text:span><text:change-end text:change-id="ct456425024"/><text:span text:style-name="T6">.</text:span><text:change text:change-id="ct456425504"/><text:change text:change-id="ct456425384"/><text:change text:change-id="ct456425264"/><text:change text:change-id="ct456425144"/><text:change-start text:change-id="ct456433256"/><text:span text:style-name="T6">12</text:span><text:change-end text:change-id="ct456433256"/></text:p>
      <text:p text:style-name="P14">Operating system:<text:tab/><text:change text:change-id="ct453230400"/><text:change-start text:change-id="ct453231840"/>Linux, Mac OS X, Unix, Windows<text:change-end text:change-id="ct453231840"/></text:p>
      <text:p text:style-name="P4">System requirements:<text:tab/>Web <text:change text:change-id="ct456433376"/><text:change-start text:change-id="ct456433496"/><text:span text:style-name="T4">a</text:span><text:change-end text:change-id="ct456433496"/>pplication <text:change text:change-id="ct456433616"/><text:change-start text:change-id="ct456433736"/><text:span text:style-name="T4">s</text:span><text:change-end text:change-id="ct456433736"/>erver: <text:change-start text:change-id="ct456433856"/><text:line-break/><text:change-end text:change-id="ct456433856"/>Apache Tomcat, Jetty or <text:span text:style-name="T7">comparable web server</text:span><text:change-start text:change-id="ct456433976"/><text:span text:style-name="T7">, </text:span>Version 3.1<text:change-end text:change-id="ct456433976"/><text:line-break/>Database: <text:span text:style-name="T7">PostgreSQL, </text:span>MySQL, Oracle, IBM DB2, HSQLDB<text:change text:change-id="ct456434096"/> or other relational database management system<text:change-start text:change-id="ct456437864"/>, <text:span text:style-name="T53">that works with hibernate</text:span><text:change-end text:change-id="ct456437864"/><text:line-break/>Java <text:change text:change-id="ct456437984"/><text:change-start text:change-id="ct456438104"/><text:span text:style-name="T6">8</text:span><text:change-end text:change-id="ct456438104"/> SDK<text:change text:change-id="ct456438224"/><text:change-start text:change-id="ct456438344"/> <text:change-end text:change-id="ct456438344"/><text:change text:change-id="ct456438464"/><text:change-start text:change-id="ct456438584"/><text:span text:style-name="T54">and for development</text:span><text:change-end text:change-id="ct456438584"/><text:change-start text:change-id="ct456438704"/><text:span text:style-name="T54">: </text:span><text:change-end text:change-id="ct456438704"/>Apache Ant, <text:span text:style-name="T7">Maven, </text:span>SVN <text:span text:style-name="T42">c</text:span>lient <text:change-start text:change-id="ct456134880"/><text:line-break/><text:span text:style-name="T55">Solr-Server</text:span><text:change-end text:change-id="ct456134880"/></text:p>
      <text:p text:style-name="P5">Download:<text:tab/><text:span text:style-name="T46">http://mycore.org/download/<text:line-break/>http://mycore.de/documentation/getting_started/mir.html</text:span><text:change text:change-id="ct453969728"/></text:p>
      <text:p text:style-name="P6">Functionality:<text:tab/><text:span text:style-name="T48">The </text:span>MyCoRe <text:span text:style-name="T48">framework</text:span> provides functionality of <text:span text:style-name="T49">information repositories </text:span>and publication servers. Own web applications can be developed with MyCoRe by configurations and adjustments in XML, XSL <text:span text:style-name="T4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44"> An integrated viewing tool is provided for displaying images or high-resolution illustrations. </text:span>Standards are supported for metadata (like <text:span text:style-name="T38">MODS</text:span>) and for classifications (e.g. <text:span text:style-name="T34">Dewey Decimal Classification</text:span><text:span text:style-name="T37"> DDC</text:span>). Metadata models are adaptable and expandable. Persistent identifiers (URN, <text:change text:change-id="ct456135120"/><text:change-start text:change-id="ct456135240"/><text:span text:style-name="T14">DOI</text:span><text:change-end text:change-id="ct456135240"/>) assure permanent access to the data. Interfaces to other systems are supported such as the <text:span text:style-name="T34">Open Archives Initiative Protocol for Metadata Harvesting</text:span> (OAI-PMH), the <text:span text:style-name="T34">Simple Web-service Offering Repository Deposit</text:span> (SWORD), <text:span text:style-name="T14">REST</text:span> or search engine robots. Access to MyCoRe applications can be controlled by user and rights management <text:span text:style-name="T50">with LDAP or shibboleth. </text:span><text:span text:style-name="T34">Access Control Lists</text:span> (ACL)<text:span text:style-name="T50"> </text:span>specif<text:span text:style-name="T50">y </text:span>what operations are allowed to be performed on <text:span text:style-name="T51">metadata or </text:span>objects.<text:change-start text:change-id="ct453969848"/></text:p>
      <text:p text:style-name="P18"><text:span text:style-name="T56">A</text:span>pplication:<text:tab/><text:span text:style-name="T8">MIR</text:span><text:span text:style-name="T9">, </text:span><text:span text:style-name="T10">the </text:span><text:span text:style-name="T11">M</text:span><text:span text:style-name="T12">ODS</text:span><text:span text:style-name="T11"> Institutional Repository </text:span><text:span text:style-name="T41">is based on the</text:span><text:span text:style-name="T39"> MyCoRe </text:span><text:span text:style-name="T41">f</text:span><text:span text:style-name="T39">rame</text:span><text:span text:style-name="T41">­</text:span><text:span text:style-name="T39">work. </text:span><text:span text:style-name="T41">This </text:span><text:change-end text:change-id="ct453969848"/><text:change-start text:change-id="ct453230880"/><text:span text:style-name="T41">out-of-the-box software solution </text:span><text:change-end text:change-id="ct453230880"/><text:change-start text:change-id="ct453230640"/><text:span text:style-name="T41">is </text:span><text:change-end text:change-id="ct453230640"/><text:change-start text:change-id="ct453230520"/><text:span text:style-name="T41">ready for installation and use.</text:span><text:span text:style-name="T39"> </text:span><text:span text:style-name="T41">Test the d</text:span><text:span text:style-name="T40">emo </text:span><text:span text:style-name="T41">version</text:span><text:span text:style-name="T40">:</text:span><text:span text:style-name="T11"> </text:span><text:span text:style-name="T57">http://mycore.org/mir</text:span><text:change-end text:change-id="ct4532305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Source Code Pro Black" svg:font-family="'Source Code Pro Black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2e423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454403480" text:id="ct454403480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454403720" text:id="ct454403720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454403600" text:id="ct454403600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</text:changed-region>
          <text:changed-region xml:id="ct454403840" text:id="ct454403840">
            <text:insertion>
              <office:change-info>
                <dc:creator>Wiebke Oeltjen</dc:creator>
                <dc:date>2017-02-02T15:45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454403480"/><text:span text:style-name="MT1"> </text:span><text:span text:style-name="MT3">®</text:span><text:change-end text:change-id="ct454403480"/><text:span text:style-name="MT1">, 201</text:span><text:change text:change-id="ct454403720"/><text:change text:change-id="ct454403600"/><text:change-start text:change-id="ct454403840"/><text:span text:style-name="MT6">7</text:span><text:change-end text:change-id="ct45440384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5-11T18:09:26.405000000</dc:date>
    <meta:editing-duration>PT20H39M44S</meta:editing-duration>
    <meta:editing-cycles>76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0" meta:object-count="0" meta:page-count="1" meta:paragraph-count="15" meta:word-count="356" meta:character-count="2674" meta:non-whitespace-character-count="2321"/>
    <meta:user-defined meta:name="Info 1"/>
    <meta:user-defined meta:name="Info 2"/>
    <meta:user-defined meta:name="Info 3"/>
    <meta:user-defined meta:name="Info 4"/>
  </office:meta>
</office:document-meta>
</file>